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74mm"/>
    </style:style>
    <style:style style:name="co2" style:family="table-column">
      <style:table-column-properties fo:break-before="auto" style:column-width="13.78mm"/>
    </style:style>
    <style:style style:name="co3" style:family="table-column">
      <style:table-column-properties fo:break-before="auto" style:column-width="14.46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25.1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23.64mm"/>
    </style:style>
    <style:style style:name="co8" style:family="table-column">
      <style:table-column-properties fo:break-before="auto" style:column-width="18.98mm"/>
    </style:style>
    <style:style style:name="co9" style:family="table-column">
      <style:table-column-properties fo:break-before="auto" style:column-width="17.94mm"/>
    </style:style>
    <style:style style:name="co10" style:family="table-column">
      <style:table-column-properties fo:break-before="auto" style:column-width="42.62mm"/>
    </style:style>
    <style:style style:name="co11" style:family="table-column">
      <style:table-column-properties fo:break-before="auto" style:column-width="21.06mm"/>
    </style:style>
    <style:style style:name="co12" style:family="table-column">
      <style:table-column-properties fo:break-before="auto" style:column-width="22.1mm"/>
    </style:style>
    <style:style style:name="co13" style:family="table-column">
      <style:table-column-properties fo:break-before="auto" style:column-width="53.3mm"/>
    </style:style>
    <style:style style:name="co14" style:family="table-column">
      <style:table-column-properties fo:break-before="auto" style:column-width="36.65mm"/>
    </style:style>
    <style:style style:name="co15" style:family="table-column">
      <style:table-column-properties fo:break-before="auto" style:column-width="37.34mm"/>
    </style:style>
    <style:style style:name="co16" style:family="table-column">
      <style:table-column-properties fo:break-before="auto" style:column-width="38.0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 style:data-style-name="N111"/>
    <style:style style:name="ce3" style:family="table-cell" style:parent-style-name="Default" style:data-style-name="N119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20"/>
    <style:style style:name="ce5" style:family="table-cell" style:parent-style-name="Default" style:data-style-name="N111">
      <style:table-cell-properties fo:border="none"/>
    </style:style>
    <style:style style:name="ce6" style:family="table-cell" style:parent-style-name="Default" style:data-style-name="N119"/>
    <style:style style:name="ce7" style:family="table-cell" style:parent-style-name="Default" style:data-style-name="N1"/>
    <style:style style:name="ce8" style:family="table-cell" style:parent-style-name="Default" style:data-style-name="N117"/>
    <style:style style:name="ce9" style:family="table-cell" style:parent-style-name="Default" style:data-style-name="N117">
      <style:text-properties style:font-name="Liberation Sans" style:font-name-asian="DejaVu Sans" style:font-name-complex="DejaVu Sans"/>
    </style:style>
    <style:style style:name="ce10" style:family="table-cell" style:parent-style-name="Default" style:data-style-name="N115">
      <style:text-properties style:font-name="Liberation Sans" style:font-name-asian="DejaVu Sans" style:font-name-complex="DejaVu Sans"/>
    </style:style>
    <style:style style:name="ce11" style:family="table-cell" style:parent-style-name="Default" style:data-style-name="N115"/>
    <style:style style:name="ce12" style:family="table-cell" style:parent-style-name="Default" style:data-style-name="N115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zlib" table:style-name="ta1">
        <table:shapes>
          <draw:frame draw:z-index="0" draw:style-name="gr1" draw:text-style-name="P1" svg:width="260mm" svg:height="150mm" svg:x="0mm" svg:y="100mm">
            <loext:p draw:notify-on-update-of-ranges="zlib.A2:zlib.A11 zlib.L2:zlib.L11 zlib.A2:zlib.A11 zlib.K2:zlib.K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0mm" svg:height="150mm" svg:x="270mm" svg:y="100mm">
            <loext:p draw:notify-on-update-of-ranges="zlib.A12:zlib.A21 zlib.L12:zlib.L21 zlib.A12:zlib.A21 zlib.K12:zlib.K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number-columns-repeated="1007" table:default-cell-style-name="Default"/>
        <table:table-row table:style-name="ro1">
          <table:table-cell/>
          <table:table-cell office:value-type="string" calcext:value-type="string">
            <text:p>comp</text:p>
          </table:table-cell>
          <table:table-cell office:value-type="string" calcext:value-type="string">
            <text:p>c_min</text:p>
          </table:table-cell>
          <table:table-cell office:value-type="string" calcext:value-type="string">
            <text:p>c_max</text:p>
          </table:table-cell>
          <table:table-cell office:value-type="string" calcext:value-type="string">
            <text:p>c_avg</text:p>
          </table:table-cell>
          <table:table-cell office:value-type="string" calcext:value-type="string">
            <text:p>s_org</text:p>
          </table:table-cell>
          <table:table-cell office:value-type="string" calcext:value-type="string">
            <text:p>s_comp</text:p>
          </table:table-cell>
          <table:table-cell office:value-type="string" calcext:value-type="string">
            <text:p>s_dedup</text:p>
          </table:table-cell>
          <table:table-cell office:value-type="string" calcext:value-type="string">
            <text:p>unique_c</text:p>
          </table:table-cell>
          <table:table-cell office:value-type="string" calcext:value-type="string">
            <text:p>total_c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comp ratio</text:p>
          </table:table-cell>
          <table:table-cell office:value-type="string" calcext:value-type="string">
            <text:p>dedup ratio</text:p>
          </table:table-cell>
          <table:table-cell table:style-name="ce10"/>
          <table:table-cell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lib,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3" office:value-type="float" office:value="1010" calcext:value-type="float">
            <text:p>1010,00 MB</text:p>
          </table:table-cell>
          <table:table-cell table:style-name="ce3" office:value-type="float" office:value="994.84" calcext:value-type="float">
            <text:p>994,84 MB</text:p>
          </table:table-cell>
          <table:table-cell office:value-type="float" office:value="32168" calcext:value-type="float">
            <text:p>32168</text:p>
          </table:table-cell>
          <table:table-cell office:value-type="float" office:value="33609" calcext:value-type="float">
            <text:p>33609</text:p>
          </table:table-cell>
          <table:table-cell table:style-name="ce7" office:value-type="float" office:value="17.8737965600449" calcext:value-type="float">
            <text:p>18</text:p>
          </table:table-cell>
          <table:table-cell table:formula="of:=ROUND([.G2]/[.F2]*100;1)" office:value-type="float" office:value="100" calcext:value-type="float">
            <text:p>100,0 %</text:p>
          </table:table-cell>
          <table:table-cell table:style-name="ce9" table:formula="of:=ROUND([.H2]/[.G2]*100;1)" office:value-type="float" office:value="98.5" calcext:value-type="float">
            <text:p>98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zlib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26.03" calcext:value-type="float">
            <text:p>426,03 MB</text:p>
          </table:table-cell>
          <table:table-cell table:style-name="ce3" office:value-type="float" office:value="414.37" calcext:value-type="float">
            <text:p>414,37 MB</text:p>
          </table:table-cell>
          <table:table-cell office:value-type="float" office:value="32164" calcext:value-type="float">
            <text:p>32164</text:p>
          </table:table-cell>
          <table:table-cell office:value-type="float" office:value="33605" calcext:value-type="float">
            <text:p>33605</text:p>
          </table:table-cell>
          <table:table-cell table:style-name="ce7" office:value-type="float" office:value="29.7835569810122" calcext:value-type="float">
            <text:p>30</text:p>
          </table:table-cell>
          <table:table-cell table:formula="of:=ROUND([.G3]/[.F3]*100;1)" office:value-type="float" office:value="42.2" calcext:value-type="float">
            <text:p>42,2 %</text:p>
          </table:table-cell>
          <table:table-cell table:style-name="ce9" table:formula="of:=ROUND([.H3]/[.G3]*100;1)" office:value-type="float" office:value="97.3" calcext:value-type="float">
            <text:p>97,3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lib,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18.72" calcext:value-type="float">
            <text:p>418,72 MB</text:p>
          </table:table-cell>
          <table:table-cell table:style-name="ce3" office:value-type="float" office:value="407.09" calcext:value-type="float">
            <text:p>407,09 MB</text:p>
          </table:table-cell>
          <table:table-cell office:value-type="float" office:value="32168" calcext:value-type="float">
            <text:p>32168</text:p>
          </table:table-cell>
          <table:table-cell office:value-type="float" office:value="33609" calcext:value-type="float">
            <text:p>33609</text:p>
          </table:table-cell>
          <table:table-cell table:style-name="ce7" office:value-type="float" office:value="31.4355391569552" calcext:value-type="float">
            <text:p>31</text:p>
          </table:table-cell>
          <table:table-cell table:formula="of:=ROUND([.G4]/[.F4]*100;1)" office:value-type="float" office:value="41.5" calcext:value-type="float">
            <text:p>41,5 %</text:p>
          </table:table-cell>
          <table:table-cell table:style-name="ce9" table:formula="of:=ROUND([.H4]/[.G4]*100;1)" office:value-type="float" office:value="97.2" calcext:value-type="float">
            <text:p>97,2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lib,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13.58" calcext:value-type="float">
            <text:p>413,58 MB</text:p>
          </table:table-cell>
          <table:table-cell table:style-name="ce3" office:value-type="float" office:value="401.96" calcext:value-type="float">
            <text:p>401,96 MB</text:p>
          </table:table-cell>
          <table:table-cell office:value-type="float" office:value="32164" calcext:value-type="float">
            <text:p>32164</text:p>
          </table:table-cell>
          <table:table-cell office:value-type="float" office:value="33605" calcext:value-type="float">
            <text:p>33605</text:p>
          </table:table-cell>
          <table:table-cell table:style-name="ce7" office:value-type="float" office:value="33.7876852820045" calcext:value-type="float">
            <text:p>34</text:p>
          </table:table-cell>
          <table:table-cell table:formula="of:=ROUND([.G5]/[.F5]*100;1)" office:value-type="float" office:value="40.9" calcext:value-type="float">
            <text:p>40,9 %</text:p>
          </table:table-cell>
          <table:table-cell table:style-name="ce9" table:formula="of:=ROUND([.H5]/[.G5]*100;1)" office:value-type="float" office:value="97.2" calcext:value-type="float">
            <text:p>97,2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zlib,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403.96" calcext:value-type="float">
            <text:p>403,96 MB</text:p>
          </table:table-cell>
          <table:table-cell table:style-name="ce3" office:value-type="float" office:value="392.38" calcext:value-type="float">
            <text:p>392,38 MB</text:p>
          </table:table-cell>
          <table:table-cell office:value-type="float" office:value="32183" calcext:value-type="float">
            <text:p>32183</text:p>
          </table:table-cell>
          <table:table-cell office:value-type="float" office:value="33624" calcext:value-type="float">
            <text:p>33624</text:p>
          </table:table-cell>
          <table:table-cell table:style-name="ce7" office:value-type="float" office:value="34.8746839299565" calcext:value-type="float">
            <text:p>35</text:p>
          </table:table-cell>
          <table:table-cell table:formula="of:=ROUND([.G6]/[.F6]*100;1)" office:value-type="float" office:value="40" calcext:value-type="float">
            <text:p>40,0 %</text:p>
          </table:table-cell>
          <table:table-cell table:style-name="ce9" table:formula="of:=ROUND([.H6]/[.G6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lib,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7.48" calcext:value-type="float">
            <text:p>397,48 MB</text:p>
          </table:table-cell>
          <table:table-cell table:style-name="ce3" office:value-type="float" office:value="385.93" calcext:value-type="float">
            <text:p>385,93 MB</text:p>
          </table:table-cell>
          <table:table-cell office:value-type="float" office:value="32177" calcext:value-type="float">
            <text:p>32177</text:p>
          </table:table-cell>
          <table:table-cell office:value-type="float" office:value="33618" calcext:value-type="float">
            <text:p>33618</text:p>
          </table:table-cell>
          <table:table-cell table:style-name="ce7" office:value-type="float" office:value="41.5646671690047" calcext:value-type="float">
            <text:p>42</text:p>
          </table:table-cell>
          <table:table-cell table:formula="of:=ROUND([.G7]/[.F7]*100;1)" office:value-type="float" office:value="39.4" calcext:value-type="float">
            <text:p>39,4 %</text:p>
          </table:table-cell>
          <table:table-cell table:style-name="ce9" table:formula="of:=ROUND([.H7]/[.G7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lib,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4.78" calcext:value-type="float">
            <text:p>394,78 MB</text:p>
          </table:table-cell>
          <table:table-cell table:style-name="ce3" office:value-type="float" office:value="383.23" calcext:value-type="float">
            <text:p>383,23 MB</text:p>
          </table:table-cell>
          <table:table-cell office:value-type="float" office:value="32173" calcext:value-type="float">
            <text:p>32173</text:p>
          </table:table-cell>
          <table:table-cell office:value-type="float" office:value="33614" calcext:value-type="float">
            <text:p>33614</text:p>
          </table:table-cell>
          <table:table-cell table:style-name="ce7" office:value-type="float" office:value="52.4287467680406" calcext:value-type="float">
            <text:p>52</text:p>
          </table:table-cell>
          <table:table-cell table:formula="of:=ROUND([.G8]/[.F8]*100;1)" office:value-type="float" office:value="39.1" calcext:value-type="float">
            <text:p>39,1 %</text:p>
          </table:table-cell>
          <table:table-cell table:style-name="ce9" table:formula="of:=ROUND([.H8]/[.G8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zlib,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3.97" calcext:value-type="float">
            <text:p>393,97 MB</text:p>
          </table:table-cell>
          <table:table-cell table:style-name="ce3" office:value-type="float" office:value="382.43" calcext:value-type="float">
            <text:p>382,43 MB</text:p>
          </table:table-cell>
          <table:table-cell office:value-type="float" office:value="32184" calcext:value-type="float">
            <text:p>32184</text:p>
          </table:table-cell>
          <table:table-cell office:value-type="float" office:value="33625" calcext:value-type="float">
            <text:p>33625</text:p>
          </table:table-cell>
          <table:table-cell table:style-name="ce7" office:value-type="float" office:value="62.068130220985" calcext:value-type="float">
            <text:p>62</text:p>
          </table:table-cell>
          <table:table-cell table:formula="of:=ROUND([.G9]/[.F9]*100;1)" office:value-type="float" office:value="39" calcext:value-type="float">
            <text:p>39,0 %</text:p>
          </table:table-cell>
          <table:table-cell table:style-name="ce9" table:formula="of:=ROUND([.H9]/[.G9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lib,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3.07" calcext:value-type="float">
            <text:p>393,07 MB</text:p>
          </table:table-cell>
          <table:table-cell table:style-name="ce3" office:value-type="float" office:value="381.53" calcext:value-type="float">
            <text:p>381,53 MB</text:p>
          </table:table-cell>
          <table:table-cell office:value-type="float" office:value="32225" calcext:value-type="float">
            <text:p>32225</text:p>
          </table:table-cell>
          <table:table-cell office:value-type="float" office:value="33666" calcext:value-type="float">
            <text:p>33666</text:p>
          </table:table-cell>
          <table:table-cell table:style-name="ce7" office:value-type="float" office:value="107.172586957982" calcext:value-type="float">
            <text:p>107</text:p>
          </table:table-cell>
          <table:table-cell table:formula="of:=ROUND([.G10]/[.F10]*100;1)" office:value-type="float" office:value="38.9" calcext:value-type="float">
            <text:p>38,9 %</text:p>
          </table:table-cell>
          <table:table-cell table:style-name="ce9" table:formula="of:=ROUND([.H10]/[.G10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lib,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3" office:value-type="float" office:value="392.86" calcext:value-type="float">
            <text:p>392,86 MB</text:p>
          </table:table-cell>
          <table:table-cell table:style-name="ce3" office:value-type="float" office:value="381.32" calcext:value-type="float">
            <text:p>381,32 MB</text:p>
          </table:table-cell>
          <table:table-cell office:value-type="float" office:value="32214" calcext:value-type="float">
            <text:p>32214</text:p>
          </table:table-cell>
          <table:table-cell office:value-type="float" office:value="33655" calcext:value-type="float">
            <text:p>33655</text:p>
          </table:table-cell>
          <table:table-cell table:style-name="ce7" office:value-type="float" office:value="194.15959817695" calcext:value-type="float">
            <text:p>194</text:p>
          </table:table-cell>
          <table:table-cell table:formula="of:=ROUND([.G11]/[.F11]*100;1)" office:value-type="float" office:value="38.9" calcext:value-type="float">
            <text:p>38,9 %</text:p>
          </table:table-cell>
          <table:table-cell table:style-name="ce9" table:formula="of:=ROUND([.H11]/[.G11]*100;1)" office:value-type="float" office:value="97.1" calcext:value-type="float">
            <text:p>97,1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zma,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61.33" calcext:value-type="float">
            <text:p>361,33 MB</text:p>
          </table:table-cell>
          <table:table-cell table:style-name="ce6" office:value-type="float" office:value="349.7" calcext:value-type="float">
            <text:p>349,70 MB</text:p>
          </table:table-cell>
          <table:table-cell office:value-type="float" office:value="32186" calcext:value-type="float">
            <text:p>32186</text:p>
          </table:table-cell>
          <table:table-cell office:value-type="float" office:value="33627" calcext:value-type="float">
            <text:p>33627</text:p>
          </table:table-cell>
          <table:table-cell table:style-name="ce7" office:value-type="float" office:value="81.6355421770131" calcext:value-type="float">
            <text:p>82</text:p>
          </table:table-cell>
          <table:table-cell table:formula="of:=ROUND([.G12]/[.F12]*100;1)" office:value-type="float" office:value="35.8" calcext:value-type="float">
            <text:p>35,8 %</text:p>
          </table:table-cell>
          <table:table-cell table:style-name="ce9" table:formula="of:=ROUND([.H12]/[.G12]*100;1)" office:value-type="float" office:value="96.8" calcext:value-type="float">
            <text:p>96,8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zma,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52.87" calcext:value-type="float">
            <text:p>352,87 MB</text:p>
          </table:table-cell>
          <table:table-cell table:style-name="ce6" office:value-type="float" office:value="341.25" calcext:value-type="float">
            <text:p>341,25 MB</text:p>
          </table:table-cell>
          <table:table-cell office:value-type="float" office:value="32200" calcext:value-type="float">
            <text:p>32200</text:p>
          </table:table-cell>
          <table:table-cell office:value-type="float" office:value="33641" calcext:value-type="float">
            <text:p>33641</text:p>
          </table:table-cell>
          <table:table-cell table:style-name="ce7" office:value-type="float" office:value="101.055601424014" calcext:value-type="float">
            <text:p>101</text:p>
          </table:table-cell>
          <table:table-cell table:formula="of:=ROUND([.G13]/[.F13]*100;1)" office:value-type="float" office:value="34.9" calcext:value-type="float">
            <text:p>34,9 %</text:p>
          </table:table-cell>
          <table:table-cell table:style-name="ce9" table:formula="of:=ROUND([.H13]/[.G13]*100;1)" office:value-type="float" office:value="96.7" calcext:value-type="float">
            <text:p>96,7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zma,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50.36" calcext:value-type="float">
            <text:p>350,36 MB</text:p>
          </table:table-cell>
          <table:table-cell table:style-name="ce6" office:value-type="float" office:value="338.75" calcext:value-type="float">
            <text:p>338,75 MB</text:p>
          </table:table-cell>
          <table:table-cell office:value-type="float" office:value="32189" calcext:value-type="float">
            <text:p>32189</text:p>
          </table:table-cell>
          <table:table-cell office:value-type="float" office:value="33630" calcext:value-type="float">
            <text:p>33630</text:p>
          </table:table-cell>
          <table:table-cell table:style-name="ce7" office:value-type="float" office:value="136.434850274993" calcext:value-type="float">
            <text:p>136</text:p>
          </table:table-cell>
          <table:table-cell table:formula="of:=ROUND([.G14]/[.F14]*100;1)" office:value-type="float" office:value="34.7" calcext:value-type="float">
            <text:p>34,7 %</text:p>
          </table:table-cell>
          <table:table-cell table:style-name="ce9" table:formula="of:=ROUND([.H14]/[.G14]*100;1)" office:value-type="float" office:value="96.7" calcext:value-type="float">
            <text:p>96,7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zma,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49.5" calcext:value-type="float">
            <text:p>349,50 MB</text:p>
          </table:table-cell>
          <table:table-cell table:style-name="ce6" office:value-type="float" office:value="337.89" calcext:value-type="float">
            <text:p>337,89 MB</text:p>
          </table:table-cell>
          <table:table-cell office:value-type="float" office:value="32197" calcext:value-type="float">
            <text:p>32197</text:p>
          </table:table-cell>
          <table:table-cell office:value-type="float" office:value="33638" calcext:value-type="float">
            <text:p>33638</text:p>
          </table:table-cell>
          <table:table-cell table:style-name="ce7" office:value-type="float" office:value="163.930902439985" calcext:value-type="float">
            <text:p>164</text:p>
          </table:table-cell>
          <table:table-cell table:formula="of:=ROUND([.G15]/[.F15]*100;1)" office:value-type="float" office:value="34.6" calcext:value-type="float">
            <text:p>34,6 %</text:p>
          </table:table-cell>
          <table:table-cell table:style-name="ce9" table:formula="of:=ROUND([.H15]/[.G15]*100;1)" office:value-type="float" office:value="96.7" calcext:value-type="float">
            <text:p>96,7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zma,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7" calcext:value-type="float">
            <text:p>337,00 MB</text:p>
          </table:table-cell>
          <table:table-cell table:style-name="ce6" office:value-type="float" office:value="325.41" calcext:value-type="float">
            <text:p>325,41 MB</text:p>
          </table:table-cell>
          <table:table-cell office:value-type="float" office:value="32207" calcext:value-type="float">
            <text:p>32207</text:p>
          </table:table-cell>
          <table:table-cell office:value-type="float" office:value="33648" calcext:value-type="float">
            <text:p>33648</text:p>
          </table:table-cell>
          <table:table-cell table:style-name="ce7" office:value-type="float" office:value="274.18139254197" calcext:value-type="float">
            <text:p>274</text:p>
          </table:table-cell>
          <table:table-cell table:formula="of:=ROUND([.G16]/[.F16]*100;1)" office:value-type="float" office:value="33.4" calcext:value-type="float">
            <text:p>33,4 %</text:p>
          </table:table-cell>
          <table:table-cell table:style-name="ce9" table:formula="of:=ROUND([.H16]/[.G16]*100;1)" office:value-type="float" office:value="96.6" calcext:value-type="float">
            <text:p>96,6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zma,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2.71" calcext:value-type="float">
            <text:p>332,71 MB</text:p>
          </table:table-cell>
          <table:table-cell table:style-name="ce6" office:value-type="float" office:value="321.13" calcext:value-type="float">
            <text:p>321,13 MB</text:p>
          </table:table-cell>
          <table:table-cell office:value-type="float" office:value="32172" calcext:value-type="float">
            <text:p>32172</text:p>
          </table:table-cell>
          <table:table-cell office:value-type="float" office:value="33613" calcext:value-type="float">
            <text:p>33613</text:p>
          </table:table-cell>
          <table:table-cell table:style-name="ce7" office:value-type="float" office:value="361.355223882012" calcext:value-type="float">
            <text:p>361</text:p>
          </table:table-cell>
          <table:table-cell table:formula="of:=ROUND([.G17]/[.F17]*100;1)" office:value-type="float" office:value="32.9" calcext:value-type="float">
            <text:p>32,9 %</text:p>
          </table:table-cell>
          <table:table-cell table:style-name="ce9" table:formula="of:=ROUND([.H17]/[.G17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zma,6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2" calcext:value-type="float">
            <text:p>32212</text:p>
          </table:table-cell>
          <table:table-cell office:value-type="float" office:value="33653" calcext:value-type="float">
            <text:p>33653</text:p>
          </table:table-cell>
          <table:table-cell table:style-name="ce7" office:value-type="float" office:value="397.681438804022" calcext:value-type="float">
            <text:p>398</text:p>
          </table:table-cell>
          <table:table-cell table:formula="of:=ROUND([.G18]/[.F18]*100;1)" office:value-type="float" office:value="32.8" calcext:value-type="float">
            <text:p>32,8 %</text:p>
          </table:table-cell>
          <table:table-cell table:style-name="ce9" table:formula="of:=ROUND([.H18]/[.G18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zma,7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2" calcext:value-type="float">
            <text:p>32212</text:p>
          </table:table-cell>
          <table:table-cell office:value-type="float" office:value="33653" calcext:value-type="float">
            <text:p>33653</text:p>
          </table:table-cell>
          <table:table-cell table:style-name="ce7" office:value-type="float" office:value="539.13633021398" calcext:value-type="float">
            <text:p>539</text:p>
          </table:table-cell>
          <table:table-cell table:formula="of:=ROUND([.G19]/[.F19]*100;1)" office:value-type="float" office:value="32.8" calcext:value-type="float">
            <text:p>32,8 %</text:p>
          </table:table-cell>
          <table:table-cell table:style-name="ce9" table:formula="of:=ROUND([.H19]/[.G19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zma,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6" calcext:value-type="float">
            <text:p>32216</text:p>
          </table:table-cell>
          <table:table-cell office:value-type="float" office:value="33657" calcext:value-type="float">
            <text:p>33657</text:p>
          </table:table-cell>
          <table:table-cell table:style-name="ce7" office:value-type="float" office:value="725.04892920499" calcext:value-type="float">
            <text:p>725</text:p>
          </table:table-cell>
          <table:table-cell table:formula="of:=ROUND([.G20]/[.F20]*100;1)" office:value-type="float" office:value="32.8" calcext:value-type="float">
            <text:p>32,8 %</text:p>
          </table:table-cell>
          <table:table-cell table:style-name="ce9" table:formula="of:=ROUND([.H20]/[.G20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zma,9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010,00 MB</text:p>
          </table:table-cell>
          <table:table-cell table:style-name="ce6" office:value-type="float" office:value="331.67" calcext:value-type="float">
            <text:p>331,67 MB</text:p>
          </table:table-cell>
          <table:table-cell table:style-name="ce6" office:value-type="float" office:value="320.1" calcext:value-type="float">
            <text:p>320,10 MB</text:p>
          </table:table-cell>
          <table:table-cell office:value-type="float" office:value="32215" calcext:value-type="float">
            <text:p>32215</text:p>
          </table:table-cell>
          <table:table-cell office:value-type="float" office:value="33656" calcext:value-type="float">
            <text:p>33656</text:p>
          </table:table-cell>
          <table:table-cell table:style-name="ce7" office:value-type="float" office:value="917.604154485976" calcext:value-type="float">
            <text:p>918</text:p>
          </table:table-cell>
          <table:table-cell table:formula="of:=ROUND([.G21]/[.F21]*100;1)" office:value-type="float" office:value="32.8" calcext:value-type="float">
            <text:p>32,8 %</text:p>
          </table:table-cell>
          <table:table-cell table:style-name="ce9" table:formula="of:=ROUND([.H21]/[.G21]*100;1)" office:value-type="float" office:value="96.5" calcext:value-type="float">
            <text:p>96,5 %</text:p>
          </table:table-cell>
          <table:table-cell table:number-columns-repeated="3"/>
          <table:table-cell table:style-name="ce10"/>
          <table:table-cell table:number-columns-repeated="1007"/>
        </table:table-row>
        <table:table-row table:style-name="ro1" table:number-rows-repeated="9">
          <table:table-cell table:number-columns-repeated="5"/>
          <table:table-cell table:style-name="ce4" table:number-columns-repeated="3"/>
          <table:table-cell table:number-columns-repeated="4"/>
          <table:table-cell table:style-name="ce9"/>
          <table:table-cell table:number-columns-repeated="3"/>
          <table:table-cell table:style-name="ce10"/>
          <table:table-cell table:number-columns-repeated="1007"/>
        </table:table-row>
        <table:table-row table:style-name="ro1">
          <table:table-cell table:style-name="ce1" table:number-columns-repeated="5"/>
          <table:table-cell table:style-name="ce5" table:number-columns-repeated="3"/>
          <table:table-cell table:style-name="ce1" table:number-columns-repeated="3"/>
          <table:table-cell/>
          <table:table-cell table:style-name="ce9"/>
          <table:table-cell table:style-name="ce12"/>
          <table:table-cell table:number-columns-repeated="2"/>
          <table:table-cell table:style-name="ce10"/>
          <table:table-cell table:style-name="ce1" table:number-columns-repeated="1007"/>
        </table:table-row>
        <table:table-row table:style-name="ro1" table:number-rows-repeated="28">
          <table:table-cell table:number-columns-repeated="12"/>
          <table:table-cell table:style-name="ce9"/>
          <table:table-cell table:number-columns-repeated="3"/>
          <table:table-cell table:style-name="ce10"/>
          <table:table-cell table:number-columns-repeated="1007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2" number:min-integer-digits="1" number:decimal-replacement=""/>
      <number:text> </number:text>
    </number:number-style>
    <number:number-style style:name="N111">
      <number:number number:decimal-places="2" loext:min-decimal-places="2" number:min-integer-digits="1"/>
      <number:text> GB</number:text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2" loext:min-decimal-places="2" number:min-integer-digits="1"/>
      <number:text> kB</number:text>
    </number:number-style>
    <number:number-style style:name="N114">
      <number:number number:decimal-places="0" loext:min-decimal-places="0" number:min-integer-digits="1"/>
      <number:text> kB</number:text>
    </number:number-style>
    <number:number-style style:name="N115">
      <number:number number:decimal-places="1" loext:min-decimal-places="1" number:min-integer-digits="1"/>
      <number:text> kB</number:text>
    </number:number-style>
    <number:number-style style:name="N116">
      <number:number number:decimal-places="1" loext:min-decimal-places="1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number:number-style style:name="N118">
      <number:number number:min-integer-digits="1"/>
      <number:text> MB</number:text>
    </number:number-style>
    <number:number-style style:name="N119">
      <number:number number:decimal-places="2" loext:min-decimal-places="2" number:min-integer-digits="1"/>
      <number:text> MB</number:text>
    </number:number-style>
    <number:number-style style:name="N120">
      <number:number number:decimal-places="0" loext:min-decimal-places="0" number:min-integer-digits="1"/>
      <number:text> MB</number:text>
    </number:number-style>
    <number:number-style style:name="N121">
      <number:number number:decimal-places="1" loext:min-decimal-places="1" number:min-integer-digits="1"/>
      <number:text> M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.00.0000</text:date>, <text:time style:data-style-name="N2" text:time-value="17:49:25.5786542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7T02:48:43.442096446</meta:creation-date>
    <meta:editing-duration>P1DT17H54M35S</meta:editing-duration>
    <meta:editing-cycles>23</meta:editing-cycles>
    <meta:generator>LibreOffice/5.1.2.2.0$Linux_X86_64 LibreOffice_project/10m0$Build-2</meta:generator>
    <dc:date>2016-07-04T17:50:31.149676752</dc:date>
    <meta:document-statistic meta:table-count="1" meta:cell-count="2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" chart:origin="0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17">
      <style:chart-properties chart:display-label="true" chart:logarithmic="false" chart:minimum="32" chart:maximum="37" chart:origin="0" chart:interval-major="1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display-label="true" chart:logarithmic="false" chart:minimum="0" chart:maximum="1000" chart:interval-major="100" chart:reverse-direction="false" text:line-break="false" loext:try-staggering-first="tru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title svg:x="12.449cm" svg:y="0.436cm" chart:style-name="ch2">
          <text:p>lzma</text:p>
        </chart:title>
        <chart:legend chart:legend-position="bottom" svg:x="9.742cm" svg:y="14.229cm" style:legend-expansion="wide" chart:style-name="ch3"/>
        <chart:plot-area chart:style-name="ch4" table:cell-range-address="zlib.A12:zlib.A21 zlib.K12:zlib.L21" chart:data-source-has-labels="row" svg:x="1.506cm" svg:y="1.541cm" svg:width="23.975cm" svg:height="11.432cm">
          <chartooo:coordinate-region svg:x="2.814cm" svg:y="1.735cm" svg:width="21.684cm" svg:height="10.602cm"/>
          <chart:axis chart:dimension="x" chart:name="primary-x" chart:style-name="ch5">
            <chart:title svg:x="12.582cm" svg:y="13.274cm" chart:style-name="ch6">
              <text:p>Comp Level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168cm" chart:style-name="ch10">
              <text:p>Comp Ratio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zlib.L12:zlib.L21" loext:label-string="&quot;lzma Comp Ratio (%)&quot;" chart:class="chart:scatter">
            <chart:domain table:cell-range-address="zlib.A12:zlib.A21"/>
            <chart:data-point chart:repeated="10"/>
          </chart:series>
          <chart:series chart:attached-axis="secondary-y" chart:style-name="ch13" chart:values-cell-range-address="zlib.K12:zlib.K21" loext:label-string="&quot;Create Time (s)&quot;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zma Comp Ratio (%)</text:p>
              </table:table-cell>
              <table:table-cell office:value-type="string">
                <text:p>Create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zlib.A12:zlib.A21</svg:desc>
                </draw:g>
              </table:table-cell>
              <table:table-cell office:value-type="float" office:value="35.8">
                <text:p>35.8</text:p>
                <draw:g>
                  <svg:desc>zlib.L12:zlib.L21</svg:desc>
                </draw:g>
              </table:table-cell>
              <table:table-cell office:value-type="float" office:value="81.6355421770131">
                <text:p>81.6355421770131</text:p>
                <draw:g>
                  <svg:desc>zlib.K12:zlib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4.9">
                <text:p>34.9</text:p>
              </table:table-cell>
              <table:table-cell office:value-type="float" office:value="101.055601424014">
                <text:p>101.055601424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4.7">
                <text:p>34.7</text:p>
              </table:table-cell>
              <table:table-cell office:value-type="float" office:value="136.434850274993">
                <text:p>136.434850274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.6">
                <text:p>34.6</text:p>
              </table:table-cell>
              <table:table-cell office:value-type="float" office:value="163.930902439985">
                <text:p>163.930902439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.4">
                <text:p>33.4</text:p>
              </table:table-cell>
              <table:table-cell office:value-type="float" office:value="274.18139254197">
                <text:p>274.18139254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2.9">
                <text:p>32.9</text:p>
              </table:table-cell>
              <table:table-cell office:value-type="float" office:value="361.355223882012">
                <text:p>361.355223882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2.8">
                <text:p>32.8</text:p>
              </table:table-cell>
              <table:table-cell office:value-type="float" office:value="397.681438804022">
                <text:p>397.681438804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2.8">
                <text:p>32.8</text:p>
              </table:table-cell>
              <table:table-cell office:value-type="float" office:value="539.13633021398">
                <text:p>539.13633021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2.8">
                <text:p>32.8</text:p>
              </table:table-cell>
              <table:table-cell office:value-type="float" office:value="725.04892920499">
                <text:p>725.04892920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2.8">
                <text:p>32.8</text:p>
              </table:table-cell>
              <table:table-cell office:value-type="float" office:value="917.604154485976">
                <text:p>917.604154485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7">
      <number:number number:decimal-places="1" loext:min-decimal-places="1" number:min-integer-digits="1"/>
      <number:text> %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9" chart:origin="0" chart:interval-major="1" chart:interval-minor-divisor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117">
      <style:chart-properties chart:display-label="true" chart:logarithmic="false" chart:minimum="38" chart:maximum="43" chart:origin="0" chart:interval-major="1" chart:interval-minor-divisor="2" chart:reverse-direction="false" text:line-break="false" loext:try-staggering-first="true" chart:link-data-style-to-source="true" chart:axis-position="0"/>
      <style:graphic-properties svg:stroke-color="#b3b3b3"/>
      <style:text-properties fo:color="#7e0021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">
      <style:chart-properties chart:display-label="true" chart:logarithmic="false" chart:minimum="0" chart:maximum="200" chart:reverse-direction="false" text:line-break="false" loext:try-staggering-first="true" chart:link-data-style-to-source="true" chart:axis-position="end"/>
      <style:graphic-properties svg:stroke-color="#b3b3b3"/>
      <style:text-properties fo:color="#000080"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15.001cm" xlink:href=".." xlink:type="simple" chart:class="chart:scatter" chart:style-name="ch1">
        <chart:title svg:x="12.592cm" svg:y="0.436cm" chart:style-name="ch2">
          <text:p>zlib</text:p>
        </chart:title>
        <chart:legend chart:legend-position="bottom" svg:x="9.833cm" svg:y="14.229cm" style:legend-expansion="wide" chart:style-name="ch3"/>
        <chart:plot-area chart:style-name="ch4" table:cell-range-address="zlib.A2:zlib.A11 zlib.K2:zlib.L11" chart:data-source-has-labels="row" svg:x="1.506cm" svg:y="1.541cm" svg:width="23.975cm" svg:height="11.432cm">
          <chartooo:coordinate-region svg:x="2.814cm" svg:y="1.735cm" svg:width="21.866cm" svg:height="10.602cm"/>
          <chart:axis chart:dimension="x" chart:name="primary-x" chart:style-name="ch5">
            <chart:title svg:x="12.582cm" svg:y="13.274cm" chart:style-name="ch6">
              <text:p>Comp Level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168cm" chart:style-name="ch10">
              <text:p>Comp Ratio</text:p>
            </chart:title>
            <chart:grid chart:style-name="ch7" chart:class="major"/>
            <chart:grid chart:style-name="ch8" chart:class="minor"/>
          </chart:axis>
          <chart:axis chart:dimension="y" chart:name="secondary-y" chart:style-name="ch11"/>
          <chart:series chart:attached-axis="primary-y" chart:style-name="ch12" chart:values-cell-range-address="zlib.L2:zlib.L11" loext:label-string="&quot;zlib Comp Ratio (%)&quot;" chart:class="chart:scatter">
            <chart:domain table:cell-range-address="zlib.A2:zlib.A11"/>
            <chart:data-point chart:repeated="10"/>
          </chart:series>
          <chart:series chart:attached-axis="secondary-y" chart:style-name="ch13" chart:values-cell-range-address="zlib.K2:zlib.K11" loext:label-string="&quot;Create Time (s)&quot;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zlib Comp Ratio (%)</text:p>
              </table:table-cell>
              <table:table-cell office:value-type="string">
                <text:p>Create Time (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zlib.A2:zlib.A11</svg:desc>
                </draw:g>
              </table:table-cell>
              <table:table-cell office:value-type="float" office:value="100">
                <text:p>100</text:p>
                <draw:g>
                  <svg:desc>zlib.L2:zlib.L11</svg:desc>
                </draw:g>
              </table:table-cell>
              <table:table-cell office:value-type="float" office:value="17.8737965600449">
                <text:p>17.8737965600449</text:p>
                <draw:g>
                  <svg:desc>zlib.K2:zlib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2.2">
                <text:p>42.2</text:p>
              </table:table-cell>
              <table:table-cell office:value-type="float" office:value="29.7835569810122">
                <text:p>29.7835569810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1.5">
                <text:p>41.5</text:p>
              </table:table-cell>
              <table:table-cell office:value-type="float" office:value="31.4355391569552">
                <text:p>31.4355391569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0.9">
                <text:p>40.9</text:p>
              </table:table-cell>
              <table:table-cell office:value-type="float" office:value="33.7876852820045">
                <text:p>33.7876852820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4.8746839299565">
                <text:p>34.8746839299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9.4">
                <text:p>39.4</text:p>
              </table:table-cell>
              <table:table-cell office:value-type="float" office:value="41.5646671690047">
                <text:p>41.56466716900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9.1">
                <text:p>39.1</text:p>
              </table:table-cell>
              <table:table-cell office:value-type="float" office:value="52.4287467680406">
                <text:p>52.4287467680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62.068130220985">
                <text:p>62.0681302209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8.9">
                <text:p>38.9</text:p>
              </table:table-cell>
              <table:table-cell office:value-type="float" office:value="107.172586957982">
                <text:p>107.1725869579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8.9">
                <text:p>38.9</text:p>
              </table:table-cell>
              <table:table-cell office:value-type="float" office:value="194.15959817695">
                <text:p>194.159598176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